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20dd93" officeooo:paragraph-rsid="0020dd93"/>
    </style:style>
    <style:style style:name="P2" style:family="paragraph" style:parent-style-name="Text_20_body">
      <style:text-properties officeooo:paragraph-rsid="0020dd93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alse Kings</text:h>
      <text:h text:style-name="Heading_20_2" text:outline-level="2">A G F# Em/G F#</text:h>
      <text:h text:style-name="Heading_20_2" text:outline-level="2">Bm<text:span text:style-name="T1"> <text:s text:c="17"/></text:span>A <text:s text:c="14"/>G <text:s text:c="24"/>f# e d c#</text:h>
      <text:p text:style-name="Text_20_body"><text:s text:c="2"/>Getting lost singing their song, woa oh oh oh, Caught up in all I've done, oh</text:p>
      <text:h text:style-name="Heading_20_2" text:outline-level="2">Bm <text:s text:c="24"/>A <text:s text:c="18"/>G <text:s text:c="12"/>F# Em F# </text:h>
      <text:p text:style-name="Text_20_body"><text:s text:c="3"/>It's all I know, but not what I need, Oh oh oh oh, Cut by my love, cut till I bleed</text:p>
      <text:p text:style-name="Text_20_body"/>
      <text:p text:style-name="Text_20_body">So I want to run to your shelter tonight, Run to the shelter tonight</text:p>
      <text:p text:style-name="Text_20_body">United in silent resistance, Of bowing to false kings</text:p>
      <text:p text:style-name="Text_20_body">So let me run to your shelter tonight, Run from this meaningless pantomime</text:p>
      <text:p text:style-name="Text_20_body">I'll swallow my pride, give up the pretence, Of bowing to false kings</text:p>
      <text:p text:style-name="Text_20_body"/>
      <text:p text:style-name="Text_20_body">Bought their smiles, liquid and smooth, (exhale), Took their words for the truth, hey</text:p>
      <text:p text:style-name="Text_20_body">Edge of light and shade, woa oh oh oh, My broken soul once more enslaved</text:p>
      <text:p text:style-name="Text_20_body"/>
      <text:p text:style-name="Text_20_body">So I want to run to your shelter tonight, Run to the shelter tonight</text:p>
      <text:p text:style-name="Text_20_body">United in silent resistance, Of bowing to false kings</text:p>
      <text:p text:style-name="Text_20_body">So let me run to your shelter tonight, Run from this meaningless pantomime</text:p>
      <text:p text:style-name="Text_20_body">I see the false kings, I see that all this, Must end</text:p>
      <text:p text:style-name="Text_20_body"/>
      <text:h text:style-name="Heading_20_2" text:outline-level="2"><text:s text:c="16"/>Em</text:h>
      <text:p text:style-name="Text_20_body">When there's no love in my embrace, Cold blood runs through my veins</text:p>
      <text:h text:style-name="Heading_20_2" text:outline-level="2"><text:s text:c="5"/>G</text:h>
      <text:p text:style-name="Text_20_body">If I soar without grace, Do I still soar</text:p>
      <text:p text:style-name="Text_20_body">I need the love in your embrace, Open doors, brand new ways</text:p>
      <text:p text:style-name="Text_20_body">End my wars and erase, And I'm yours</text:p>
      <text:h text:style-name="Heading_20_2" text:outline-level="2"><text:s text:c="13"/>G</text:h>
      <text:p text:style-name="Text_20_body">So I want to run to your shelter tonight, Run to the shelter tonight</text:p>
      <text:p text:style-name="Text_20_body">United in silent resistance, Of bowing to false kings</text:p>
      <text:p text:style-name="Text_20_body">So let me run to your shelter tonight, Run from this meaningless pantomime</text:p>
      <text:p text:style-name="P2">I'll swallow my pride, give up the pretence</text:p>
      <text:p text:style-name="P2">Yes, I wined and, and I dined on, on that cyanid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84in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loext:graphic-properties draw:opacity="100%"/>
      <style:paragraph-properties fo:margin-top="0.0201in" fo:margin-bottom="0.0201in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18:45:10.537596350</meta:creation-date>
    <dc:title>SongSheet</dc:title>
    <meta:editing-cycles>2</meta:editing-cycles>
    <meta:generator>LibreOffice/25.2.6.2$Linux_X86_64 LibreOffice_project/40d1a0e1d5bdf1afaeae24d9ece32bbb00fa66a4</meta:generator>
    <meta:editing-duration>PT30S</meta:editing-duration>
    <dc:date>2025-12-05T18:56:03.822636710</dc:date>
    <meta:document-statistic meta:table-count="0" meta:image-count="0" meta:object-count="0" meta:page-count="1" meta:paragraph-count="28" meta:word-count="283" meta:character-count="1527" meta:non-whitespace-character-count="1123"/>
    <meta:template xlink:type="simple" xlink:actuate="onRequest" xlink:title="SongSheet" xlink:href="../../../../snap/libreoffice/358/.config/libreoffice/4/user/template/SongSheet.ott" meta:date="2025-12-05T18:45:08.737467461"/>
  </office:meta>
</office:document-meta>
</file>